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383838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4" style:family="paragraph" style:parent-style-name="Standard" style:list-style-name="WWNum1">
      <style:paragraph-properties fo:margin-left="0.333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color="#383838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383838" style:font-name="Times New Roman" fo:font-size="12pt" fo:background-color="#c9f2d0" loext:char-shading-value="0" style:font-name-asian="Times New Roman1" style:font-size-asian="12pt" style:font-name-complex="Times New Roman1" style:font-size-complex="12pt" loext:padding="0in" loext:border="0.74pt solid #62eb92"/>
    </style:style>
    <style:style style:name="T3" style:family="text">
      <style:text-properties fo:color="#383838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fo:color="#047ac6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velop a tokenizing </text:span><text:span text:style-name="T2">lexer</text:span><text:span text:style-name="T1">. The </text:span><text:span text:style-name="T2">lexer</text:span><text:span text:style-name="T1"> should be written in JavaScript. It should take a string as an input and lex it according to the </text:span><text:span text:style-name="T2">NewtonScript</text:span><text:span text:style-name="T1"> grammar (see below).</text:span></text:p>
      <text:p text:style-name="P2"/>
      <text:list xml:id="list5100558034622938837" text:style-name="WWNum1">
        <text:list-item>
          <text:p text:style-name="P4"><text:span text:style-name="T1">Language for the Program: JavaScript. My preference is straight javascript (no JQuery). There doesn't have to be any kind of web front end. I’m looking for code that can be integrated into a larger project.</text:span></text:p>
        </text:list-item>
        <text:list-item>
          <text:p text:style-name="P4"><text:span text:style-name="T1">Language of the input string: </text:span><text:span text:style-name="T2">NewtonScript</text:span><text:span text:style-name="T1"> (</text:span><text:a xlink:type="simple" xlink:href="https://manuals.info.apple.com/MANUALS/1000/MA1508/en_US/NewtonScriptProgramLanguage.PDF" text:style-name="Internet_20_link" text:visited-style-name="Visited_20_Internet_20_Link"><text:span text:style-name="T4">https://manuals.info.apple.com/MANUALS/1000/MA1508/en_US/NewtonScriptProgramLanguage.PDF</text:span></text:a><text:span text:style-name="T1">)</text:span></text:p>
        </text:list-item>
        <text:list-item>
          <text:p text:style-name="P4"><text:span text:style-name="T1">Input: InputString (A string specifying a </text:span><text:span text:style-name="T2">NewtonScript</text:span><text:span text:style-name="T1"> program); OutputType (A string specifying either "XML", "JSON", or "Array" as the returned value).</text:span></text:p>
        </text:list-item>
        <text:list-item>
          <text:p text:style-name="P4"><text:span text:style-name="T1">Operation: Perform a lexical analysis on the input string (</text:span><text:a xlink:type="simple" xlink:href="https://en.wikipedia.org/wiki/Lexical_analysis" text:style-name="Internet_20_link" text:visited-style-name="Visited_20_Internet_20_Link"><text:span text:style-name="T4">https://en.wikipedia.org/wiki/Lexical_analysis</text:span></text:a><text:span text:style-name="T1">). The lexical analysis should be done based on the lexical grammar defined in Appendix D of the above PDF. You can safely ignore the phrasal grammar.</text:span></text:p>
        </text:list-item>
        <text:list-item>
          <text:p text:style-name="P4"><text:span text:style-name="T1">Output: Returns a variable TokenList which is a list breaking the program down into its component tokens. TokenList will be either an XML string, a JSON string, or a JavaScript array, depending on the value of the "OutputType" parameter ("XML", "JSON", or "Array"). The output should include both the Lexeme and the TokenCategory. Comments and whitespace should be preserved.</text:span></text:p>
        </text:list-item>
      </text:list>
      <text:p text:style-name="P2"/>
      <text:p text:style-name="P1"><text:span text:style-name="T3">Sample Input:</text:span><text:span text:style-name="T1"><text:line-break/>InputString = "<text:line-break/>aFrame:= {foo: 10,<text:line-break/> bar: func(x)<text:line-break/> begin<text:line-break/>  if foo then Print ("hello");<text:line-break/>  if x &gt; 0 then<text:line-break/>   begin<text:line-break/>    local foo; //local variable to function</text:span><text:bookmark text:name="_GoBack"/><text:span text:style-name="T1"><text:line-break/>    foo:= 42;<text:line-break/>   end<text:line-break/>   return foo;<text:line-break/> end;<text:line-break/>}<text:line-break/>"</text:span></text:p>
      <text:p text:style-name="P1"><text:span text:style-name="T1">OutputType = "XML"</text:span></text:p>
      <text:p text:style-name="P2"/>
      <text:p text:style-name="P1"><text:span text:style-name="T3">Sample Output (in XML) :</text:span><text:span text:style-name="T1"><text:line-break/>TokenList = "<text:line-break/>&lt;tokenlist&gt;<text:line-break/> &lt;token&gt;<text:line-break/>  &lt;lexeme&gt;\n&lt;/lexeme&gt;<text:line-break/>  &lt;tokencategory&gt;WhiteSpace&lt;/tokencategory&gt;<text:line-break/> &lt;/token&gt;<text:line-break/> &lt;token&gt;<text:line-break/></text:span><text:soft-page-break/><text:span text:style-name="T1">  &lt;lexeme&gt;aFrame&lt;/lexeme&gt;<text:line-break/>  &lt;tokencategory&gt;Symbol&lt;/tokencategory&gt;<text:line-break/> &lt;/token&gt;<text:line-break/> &lt;token&gt;<text:line-break/>  &lt;lexeme&gt;:=&lt;/lexeme&gt;<text:line-break/>  &lt;tokencategory&gt;Operator&lt;/tokencategory&gt;<text:line-break/> &lt;/token&gt;</text:span></text:p>
      <text:p text:style-name="P1"><text:span text:style-name="T1">&lt;token&gt;<text:line-break/>  &lt;lexeme&gt;:=&lt;/lexeme&gt;<text:line-break/>  &lt;tokencategory&gt;Operator&lt;/tokencategory&gt;<text:line-break/> &lt;/token&gt;<text:line-break/> ..."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189in" loext:contextual-spacing="false" style:line-height-at-least="0.2618i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47ac6" style:text-underline-style="solid" style:text-underline-width="auto" style:text-underline-color="font-color" loext:padding="0in" loext:border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ighlight1" style:family="text" style:parent-style-name="Default_20_Paragraph_20_Font">
      <style:text-properties fo:background-color="#c9f2d0" loext:padding="0in" loext:border-left="0.74pt solid #62eb92" loext:border-right="0.74pt solid #62eb92" loext:border-top="none" loext:border-bottom="0.74pt solid #62eb92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Knue</meta:initial-creator>
    <dc:creator>Jamie Knue</dc:creator>
    <meta:editing-cycles>1</meta:editing-cycles>
    <meta:creation-date>2015-11-12T21:32:00</meta:creation-date>
    <dc:date>2015-11-12T21:33:00</dc:date>
    <meta:editing-duration>PT1M</meta:editing-duration>
    <meta:generator>LibreOffice/5.0.2.2$Linux_X86_64 LibreOffice_project/00m0$Build-2</meta:generator>
    <meta:document-statistic meta:table-count="0" meta:image-count="0" meta:object-count="0" meta:page-count="2" meta:paragraph-count="10" meta:word-count="257" meta:character-count="1918" meta:non-whitespace-character-count="16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